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T1" style:family="text">
      <style:text-properties officeooo:rsid="001167e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Use Case Number:</text:span> UC-0<text:span text:style-name="T1">1</text:span><text:line-break/><text:span text:style-name="Strong_20_Emphasis">Use Case Name:</text:span> Add Basic Food to Database<text:line-break/><text:span text:style-name="Strong_20_Emphasis">Overview:</text:span> This use case describes how a user adds a new basic food item to the system’s food database.<text:line-break/><text:span text:style-name="Strong_20_Emphasis">Actors:</text:span> User (Primary), System<text:line-break/><text:span text:style-name="Strong_20_Emphasis">Precondition:</text:span> The system is running, and the user has access to the system.</text:p>
      <text:h text:style-name="Heading_20_3" text:outline-level="3"><text:span text:style-name="Strong_20_Emphasis">Flow:</text:span></text:h>
      <text:p text:style-name="Text_20_body"><text:span text:style-name="Strong_20_Emphasis">Main (Success) Flow:</text:span></text:p>
      <text:list text:style-name="L1">
        <text:list-item>
          <text:p text:style-name="P1">User selects the option to add a new basic food item. </text:p>
        </text:list-item>
        <text:list-item>
          <text:p text:style-name="P1">System prompts the user to enter food details. </text:p>
        </text:list-item>
        <text:list-item>
          <text:p text:style-name="P1">User provides: </text:p>
          <text:list>
            <text:list-item>
              <text:p text:style-name="P1">Food name (identifier) </text:p>
            </text:list-item>
            <text:list-item>
              <text:p text:style-name="P1">Keywords for search </text:p>
            </text:list-item>
            <text:list-item>
              <text:p text:style-name="P1">Caloric value per serving </text:p>
            </text:list-item>
          </text:list>
        </text:list-item>
        <text:list-item>
          <text:p text:style-name="P1">System validates the input. </text:p>
        </text:list-item>
        <text:list-item>
          <text:p text:style-name="P1">System adds the new food item to the database. </text:p>
        </text:list-item>
        <text:list-item>
          <text:p text:style-name="P2">System confirms the successful addition to the user. </text:p>
        </text:list-item>
      </text:list>
      <text:p text:style-name="Text_20_body"><text:span text:style-name="Strong_20_Emphasis">Alternate Flows:</text:span><text:line-break/><text:span text:style-name="Strong_20_Emphasis">4a. Invalid Input:</text:span> If the user provides incomplete or invalid details, the system prompts for corrections before proceeding.</text:p>
      <text:p text:style-name="Text_20_body"><text:span text:style-name="Strong_20_Emphasis">Post Condition:</text:span> The new food item is saved in the food database, and the user can search and use the food item in logs.</text:p>
      <text:p text:style-name="Horizontal_20_Line"/>
      <text:p text:style-name="Text_20_body"><text:span text:style-name="Strong_20_Emphasis">Use Case Number:</text:span> UC-0<text:span text:style-name="T1">2</text:span><text:line-break/><text:span text:style-name="Strong_20_Emphasis">Use Case Name:</text:span> Add Composite Food to Database<text:line-break/><text:span text:style-name="Strong_20_Emphasis">Overview:</text:span> This use case describes how a user adds a new composite food item using existing food items.<text:line-break/><text:span text:style-name="Strong_20_Emphasis">Actors:</text:span> User (Primary), System<text:line-break/><text:span text:style-name="Strong_20_Emphasis">Precondition:</text:span> The system is running, and the food database contains at least one food item.</text:p>
      <text:h text:style-name="Heading_20_3" text:outline-level="3"><text:span text:style-name="Strong_20_Emphasis">Flow:</text:span></text:h>
      <text:p text:style-name="Text_20_body"><text:span text:style-name="Strong_20_Emphasis">Main (Success) Flow:</text:span></text:p>
      <text:list text:style-name="L2">
        <text:list-item>
          <text:p text:style-name="P3">User selects the option to add a new composite food item. </text:p>
        </text:list-item>
        <text:list-item>
          <text:p text:style-name="P3">System displays a list of available basic and composite food items. </text:p>
        </text:list-item>
        <text:list-item>
          <text:p text:style-name="P3">User selects multiple food items and specifies their respective servings. </text:p>
        </text:list-item>
        <text:list-item>
          <text:p text:style-name="P3">System calculates the total caloric value based on selected foods. </text:p>
        </text:list-item>
        <text:list-item>
          <text:p text:style-name="P3">System prompts the user to enter an identifier and search keywords. </text:p>
        </text:list-item>
        <text:list-item>
          <text:p text:style-name="P3">User provides the necessary details. </text:p>
        </text:list-item>
        <text:list-item>
          <text:p text:style-name="P3">System saves the new composite food to the database. </text:p>
        </text:list-item>
        <text:list-item>
          <text:p text:style-name="P4">System confirms the successful addition to the user. </text:p>
        </text:list-item>
      </text:list>
      <text:p text:style-name="Text_20_body"><text:span text:style-name="Strong_20_Emphasis">Alternate Flows:</text:span><text:line-break/><text:span text:style-name="Strong_20_Emphasis">3a. No Available Food Items:</text:span> If no food items exist in the database, the system informs the user and provides an option to add a basic food first.</text:p>
      <text:p text:style-name="Text_20_body"><text:soft-page-break/><text:span text:style-name="Strong_20_Emphasis">Post Condition:</text:span> The composite food is saved in the database, and users can search and log the composite food.</text:p>
      <text:p text:style-name="Horizontal_20_Line"/>
      <text:p text:style-name="Text_20_body"><text:span text:style-name="Strong_20_Emphasis">Use Case Number:</text:span> UC-0<text:span text:style-name="T1">3</text:span><text:line-break/><text:span text:style-name="Strong_20_Emphasis">Use Case Name:</text:span> Save Database Without Terminating Program<text:line-break/><text:span text:style-name="Strong_20_Emphasis">Overview:</text:span> This use case describes how a user can manually save the food database without terminating the program.<text:line-break/><text:span text:style-name="Strong_20_Emphasis">Actors:</text:span> User (Primary), System<text:line-break/><text:span text:style-name="Strong_20_Emphasis">Precondition:</text:span> The system is running.</text:p>
      <text:h text:style-name="Heading_20_3" text:outline-level="3"><text:span text:style-name="Strong_20_Emphasis">Flow:</text:span></text:h>
      <text:p text:style-name="Text_20_body"><text:span text:style-name="Strong_20_Emphasis">Main (Success) Flow:</text:span></text:p>
      <text:list text:style-name="L3">
        <text:list-item>
          <text:p text:style-name="P5">User selects the "Save Database" option. </text:p>
        </text:list-item>
        <text:list-item>
          <text:p text:style-name="P5">System writes the current state of the food database to a file. </text:p>
        </text:list-item>
        <text:list-item>
          <text:p text:style-name="P6">System confirms successful saving to the user. </text:p>
        </text:list-item>
      </text:list>
      <text:p text:style-name="Text_20_body"><text:span text:style-name="Strong_20_Emphasis">Post Condition:</text:span> The database is saved and can be loaded again later.</text:p>
      <text:p text:style-name="Horizontal_20_Line"/>
      <text:p text:style-name="Text_20_body"><text:span text:style-name="Strong_20_Emphasis">Use Case Number:</text:span> UC-0<text:span text:style-name="T1">4</text:span><text:line-break/><text:span text:style-name="Strong_20_Emphasis">Use Case Name:</text:span> Save Database Upon Program Termination<text:line-break/><text:span text:style-name="Strong_20_Emphasis">Overview:</text:span> This use case describes how the database is saved automatically when the program terminates.<text:line-break/><text:span text:style-name="Strong_20_Emphasis">Actors:</text:span> System<text:line-break/><text:span text:style-name="Strong_20_Emphasis">Precondition:</text:span> The system is running.</text:p>
      <text:h text:style-name="Heading_20_3" text:outline-level="3"><text:span text:style-name="Strong_20_Emphasis">Flow:</text:span></text:h>
      <text:p text:style-name="Text_20_body"><text:span text:style-name="Strong_20_Emphasis">Main (Success) Flow:</text:span></text:p>
      <text:list text:style-name="L4">
        <text:list-item>
          <text:p text:style-name="P7">System detects that the program is terminating. </text:p>
        </text:list-item>
        <text:list-item>
          <text:p text:style-name="P7">System saves the current state of the food database to a file. </text:p>
        </text:list-item>
        <text:list-item>
          <text:p text:style-name="P8">System confirms successful saving. </text:p>
        </text:list-item>
      </text:list>
      <text:p text:style-name="Text_20_body"><text:span text:style-name="Strong_20_Emphasis">Post Condition:</text:span> The database is updated before shutdown.</text:p>
      <text:p text:style-name="Horizontal_20_Line"/>
      <text:p text:style-name="Text_20_body"><text:span text:style-name="Strong_20_Emphasis">Use Case Number:</text:span> UC-0<text:span text:style-name="T1">5</text:span><text:line-break/><text:span text:style-name="Strong_20_Emphasis">Use Case Name:</text:span> Read Log on Program Start<text:line-break/><text:span text:style-name="Strong_20_Emphasis">Overview:</text:span> This use case describes how the system loads the food consumption log when the program starts.<text:line-break/><text:span text:style-name="Strong_20_Emphasis">Actors:</text:span> System<text:line-break/><text:span text:style-name="Strong_20_Emphasis">Precondition:</text:span> The system is starting, and a previous log exists.</text:p>
      <text:h text:style-name="Heading_20_3" text:outline-level="3"><text:span text:style-name="Strong_20_Emphasis">Flow:</text:span></text:h>
      <text:p text:style-name="Text_20_body"><text:span text:style-name="Strong_20_Emphasis">Main (Success) Flow:</text:span></text:p>
      <text:list text:style-name="L5">
        <text:list-item>
          <text:p text:style-name="P9">System reads the existing log file. </text:p>
        </text:list-item>
        <text:list-item>
          <text:p text:style-name="P9">System loads the food entries into memory. </text:p>
        </text:list-item>
        <text:list-item>
          <text:p text:style-name="P10"><text:soft-page-break/>System confirms successful loading. </text:p>
        </text:list-item>
      </text:list>
      <text:p text:style-name="Text_20_body"><text:span text:style-name="Strong_20_Emphasis">Post Condition:</text:span> The food log is available for use.</text:p>
      <text:p text:style-name="Horizontal_20_Line"/>
      <text:p text:style-name="Text_20_body"><text:span text:style-name="Strong_20_Emphasis">Use Case Number:</text:span> UC-0<text:span text:style-name="T1">6</text:span><text:line-break/><text:span text:style-name="Strong_20_Emphasis">Use Case Name:</text:span> View, Select, and Update Log<text:line-break/><text:span text:style-name="Strong_20_Emphasis">Overview:</text:span> This use case details how a user can view, select, and update logged food entries.<text:line-break/><text:span text:style-name="Strong_20_Emphasis">Actors:</text:span> User (Primary), System<text:line-break/><text:span text:style-name="Strong_20_Emphasis">Precondition:</text:span> The system is running, and the user has logged food entries.</text:p>
      <text:h text:style-name="Heading_20_3" text:outline-level="3"><text:span text:style-name="Strong_20_Emphasis">Flow:</text:span></text:h>
      <text:p text:style-name="Text_20_body"><text:span text:style-name="Strong_20_Emphasis">Main (Success) Flow:</text:span></text:p>
      <text:list text:style-name="L6">
        <text:list-item>
          <text:p text:style-name="P11">User selects the "View Log" option. </text:p>
        </text:list-item>
        <text:list-item>
          <text:p text:style-name="P11">System displays logged food entries for a selected date. </text:p>
        </text:list-item>
        <text:list-item>
          <text:p text:style-name="P11">User selects an entry to update. </text:p>
        </text:list-item>
        <text:list-item>
          <text:p text:style-name="P11">User modifies the food item or servings. </text:p>
        </text:list-item>
        <text:list-item>
          <text:p text:style-name="P11">System updates the log. </text:p>
        </text:list-item>
        <text:list-item>
          <text:p text:style-name="P12">System confirms the update. </text:p>
        </text:list-item>
      </text:list>
      <text:p text:style-name="Text_20_body"><text:span text:style-name="Strong_20_Emphasis">Post Condition:</text:span> The log entry is updated successfully.</text:p>
      <text:p text:style-name="Horizontal_20_Line"/>
      <text:p text:style-name="Text_20_body"><text:span text:style-name="Strong_20_Emphasis">Use Case Number:</text:span> UC-0<text:span text:style-name="T1">7</text:span><text:line-break/><text:span text:style-name="Strong_20_Emphasis">Use Case Name:</text:span> Record and Update User Profile Information<text:line-break/><text:span text:style-name="Strong_20_Emphasis">Overview:</text:span> This use case describes how the system records and updates user profile details.<text:line-break/><text:span text:style-name="Strong_20_Emphasis">Actors:</text:span> User (Primary), System<text:line-break/><text:span text:style-name="Strong_20_Emphasis">Precondition:</text:span> The system is running, and the user has an existing profile.</text:p>
      <text:h text:style-name="Heading_20_3" text:outline-level="3"><text:span text:style-name="Strong_20_Emphasis">Flow:</text:span></text:h>
      <text:p text:style-name="Text_20_body"><text:span text:style-name="Strong_20_Emphasis">Main (Success) Flow:</text:span></text:p>
      <text:list text:style-name="L7">
        <text:list-item>
          <text:p text:style-name="P13">User selects "Update Profile." </text:p>
        </text:list-item>
        <text:list-item>
          <text:p text:style-name="P13">System displays: </text:p>
          <text:list>
            <text:list-item>
              <text:p text:style-name="P13">Gender </text:p>
            </text:list-item>
            <text:list-item>
              <text:p text:style-name="P13">Age </text:p>
            </text:list-item>
            <text:list-item>
              <text:p text:style-name="P13">Height </text:p>
            </text:list-item>
            <text:list-item>
              <text:p text:style-name="P13">Weight </text:p>
            </text:list-item>
            <text:list-item>
              <text:p text:style-name="P13">Activity level </text:p>
            </text:list-item>
          </text:list>
        </text:list-item>
        <text:list-item>
          <text:p text:style-name="P13">User updates any required information. </text:p>
        </text:list-item>
        <text:list-item>
          <text:p text:style-name="P14">System saves the changes. </text:p>
        </text:list-item>
      </text:list>
      <text:p text:style-name="Text_20_body"><text:span text:style-name="Strong_20_Emphasis">Post Condition:</text:span> The user profile is updated and stored.</text:p>
      <text:p text:style-name="Horizontal_20_Line"/>
      <text:p text:style-name="Text_20_body"><text:span text:style-name="Strong_20_Emphasis">Use Case Number:</text:span> UC-0<text:span text:style-name="T1">8</text:span><text:line-break/><text:span text:style-name="Strong_20_Emphasis">Use Case Name:</text:span> Compute Target Calorie Intake<text:line-break/><text:soft-page-break/><text:span text:style-name="Strong_20_Emphasis">Overview:</text:span> This use case describes how the system calculates the user's target calorie intake.<text:line-break/><text:span text:style-name="Strong_20_Emphasis">Actors:</text:span> System<text:line-break/><text:span text:style-name="Strong_20_Emphasis">Precondition:</text:span> The user has an active profile.</text:p>
      <text:h text:style-name="Heading_20_3" text:outline-level="3"><text:span text:style-name="Strong_20_Emphasis">Flow:</text:span></text:h>
      <text:p text:style-name="Text_20_body"><text:span text:style-name="Strong_20_Emphasis">Main (Success) Flow:</text:span></text:p>
      <text:list text:style-name="L8">
        <text:list-item>
          <text:p text:style-name="P15">System retrieves the user's profile data. </text:p>
        </text:list-item>
        <text:list-item>
          <text:p text:style-name="P15">System calculates the target calorie intake using a selected method. </text:p>
        </text:list-item>
        <text:list-item>
          <text:p text:style-name="P16">System displays the calculated intake. </text:p>
        </text:list-item>
      </text:list>
      <text:p text:style-name="Text_20_body"><text:span text:style-name="Strong_20_Emphasis">Post Condition:</text:span> The user can see their recommended calorie intake.</text:p>
      <text:p text:style-name="Horizontal_20_Line"/>
      <text:p text:style-name="Text_20_body"><text:span text:style-name="Strong_20_Emphasis">Use Case Number:</text:span> UC-<text:span text:style-name="T1">9</text:span><text:line-break/><text:span text:style-name="Strong_20_Emphasis">Use Case Name:</text:span> Compare Calories Consumed vs. Target<text:line-break/><text:span text:style-name="Strong_20_Emphasis">Overview:</text:span> This use case describes how the system compares actual food intake with the user’s calorie target.<text:line-break/><text:span text:style-name="Strong_20_Emphasis">Actors:</text:span> User (Primary), System<text:line-break/><text:span text:style-name="Strong_20_Emphasis">Precondition:</text:span> The user has logged food entries, and the system has a target calorie intake calculated.</text:p>
      <text:h text:style-name="Heading_20_3" text:outline-level="3"><text:span text:style-name="Strong_20_Emphasis">Flow:</text:span></text:h>
      <text:p text:style-name="Text_20_body"><text:span text:style-name="Strong_20_Emphasis">Main (Success) Flow:</text:span></text:p>
      <text:list text:style-name="L9">
        <text:list-item>
          <text:p text:style-name="P17">System retrieves total calories consumed for the selected date. </text:p>
        </text:list-item>
        <text:list-item>
          <text:p text:style-name="P17">System compares total intake with the target calorie intake. </text:p>
        </text:list-item>
        <text:list-item>
          <text:p text:style-name="P17">System displays: </text:p>
          <text:list>
            <text:list-item>
              <text:p text:style-name="P17">Total calories consumed </text:p>
            </text:list-item>
            <text:list-item>
              <text:p text:style-name="P17">Target calorie intake </text:p>
            </text:list-item>
            <text:list-item>
              <text:p text:style-name="P18">Difference (positive or negative) </text:p>
            </text:list-item>
          </text:list>
        </text:list-item>
      </text:list>
      <text:p text:style-name="Text_20_body"><text:span text:style-name="Strong_20_Emphasis">Post Condition:</text:span> The user is informed about their calorie balance for the day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307in" fo:margin-right="0.4626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23:59:40.651398112</meta:creation-date>
    <dc:date>2025-03-25T00:05:54.687650380</dc:date>
    <meta:editing-duration>PT6M15S</meta:editing-duration>
    <meta:editing-cycles>1</meta:editing-cycles>
    <meta:generator>LibreOffice/24.8.5.2$Linux_X86_64 LibreOffice_project/27b361b745d0ea8f99bc93dfcb7a39098dfa5fff</meta:generator>
    <meta:document-statistic meta:table-count="0" meta:image-count="0" meta:object-count="0" meta:page-count="4" meta:paragraph-count="88" meta:word-count="929" meta:character-count="5608" meta:non-whitespace-character-count="4767"/>
  </office:meta>
</office:document-meta>
</file>